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7.125in" fo:margin-top="0in" fo:margin-bottom="0in" fo:break-before="auto" fo:break-after="auto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3736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3.4694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2125in" fo:keep-together="auto"/>
    </style:style>
    <style:style style:name="Table2" style:family="table">
      <style:table-properties style:width="8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3.9507in"/>
    </style:style>
    <style:style style:name="Table2.B" style:family="table-column">
      <style:table-column-properties style:column-width="4.0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3" style:family="table">
      <style:table-properties style:width="8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3.9507in"/>
    </style:style>
    <style:style style:name="Table3.B" style:family="table-column">
      <style:table-column-properties style:column-width="4.0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4" style:family="table">
      <style:table-properties style:width="8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3.9507in"/>
    </style:style>
    <style:style style:name="Table4.B" style:family="table-column">
      <style:table-column-properties style:column-width="4.0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5" style:family="table">
      <style:table-properties style:width="8.0208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4.1146in"/>
    </style:style>
    <style:style style:name="Table5.B" style:family="table-column">
      <style:table-column-properties style:column-width="3.906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5569in" fo:keep-together="auto"/>
    </style:style>
    <style:style style:name="Table6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.4375in"/>
    </style:style>
    <style:style style:name="Table6.B" style:family="table-column">
      <style:table-column-properties style:column-width="1.5521in"/>
    </style:style>
    <style:style style:name="Table6.1" style:family="table-row">
      <style:table-row-properties style:min-row-height="0.0486in"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6.5in"/>
    </style:style>
    <style:style style:name="Table7.B" style:family="table-column">
      <style:table-column-properties style:column-width="1.4896in"/>
    </style:style>
    <style:style style:name="Table7.1" style:family="table-row">
      <style:table-row-properties style:min-row-height="0.0486in"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7.9896in" fo:margin-left="0in" fo:margin-top="0in" fo:margin-bottom="0in" table:align="left" style:writing-mode="lr-tb"/>
    </style:style>
    <style:style style:name="Table8.A" style:family="table-column">
      <style:table-column-properties style:column-width="6.1868in"/>
    </style:style>
    <style:style style:name="Table8.B" style:family="table-column">
      <style:table-column-properties style:column-width="1.8028in"/>
    </style:style>
    <style:style style:name="Table8.1" style:family="table-row">
      <style:table-row-properties style:min-row-height="0.1757in"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9.A" style:family="table-column">
      <style:table-column-properties style:column-width="6.8438in"/>
    </style:style>
    <style:style style:name="Table9.B" style:family="table-column">
      <style:table-column-properties style:column-width="1.1458in"/>
    </style:style>
    <style:style style:name="Table9.1" style:family="table-row">
      <style:table-row-properties style:min-row-height="0.0486in" fo:keep-together="auto"/>
    </style:style>
    <style:style style:name="Table9.A1" style:family="table-cell">
      <style:table-cell-properties fo:padding="0in" fo:border="none"/>
    </style:style>
    <style:style style:name="Table13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6.125in"/>
    </style:style>
    <style:style style:name="Table13.B" style:family="table-column">
      <style:table-column-properties style:column-width="1.8646in"/>
    </style:style>
    <style:style style:name="Table13.1" style:family="table-row">
      <style:table-row-properties style:min-row-height="0.0486in" fo:keep-together="auto"/>
    </style:style>
    <style:style style:name="Table13.A1" style:family="table-cell">
      <style:table-cell-properties fo:padding="0in" fo:border="none"/>
    </style:style>
    <style:style style:name="Table10" style:family="table">
      <style:table-properties style:width="7.9896in" fo:margin-left="0in" fo:margin-top="0in" fo:margin-bottom="0in" table:align="left" style:writing-mode="lr-tb"/>
    </style:style>
    <style:style style:name="Table10.A" style:family="table-column">
      <style:table-column-properties style:column-width="6.0722in"/>
    </style:style>
    <style:style style:name="Table10.B" style:family="table-column">
      <style:table-column-properties style:column-width="1.9174in"/>
    </style:style>
    <style:style style:name="Table10.1" style:family="table-row">
      <style:table-row-properties style:min-row-height="0.0486in" fo:keep-together="auto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11.A" style:family="table-column">
      <style:table-column-properties style:column-width="6.0618in"/>
    </style:style>
    <style:style style:name="Table11.B" style:family="table-column">
      <style:table-column-properties style:column-width="1.9278in"/>
    </style:style>
    <style:style style:name="Table11.1" style:family="table-row">
      <style:table-row-properties style:min-row-height="0.0486in" fo:keep-together="auto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7.9903in" fo:margin-left="0in" fo:margin-top="0in" fo:margin-bottom="0in" table:align="left" style:writing-mode="lr-tb"/>
    </style:style>
    <style:style style:name="Table12.A" style:family="table-column">
      <style:table-column-properties style:column-width="6.4382in"/>
    </style:style>
    <style:style style:name="Table12.B" style:family="table-column">
      <style:table-column-properties style:column-width="1.5521in"/>
    </style:style>
    <style:style style:name="Table12.1" style:family="table-row">
      <style:table-row-properties style:min-row-height="0.0486in" fo:keep-together="auto"/>
    </style:style>
    <style:style style:name="Table12.A1" style:family="table-cell">
      <style:table-cell-properties fo:padding="0in" fo:border="none"/>
    </style:style>
    <style:style style:name="P1" style:family="paragraph" style:parent-style-name="normal">
      <style:paragraph-properties fo:margin-top="0in" fo:margin-bottom="0in" style:contextual-spacing="false" fo:line-height="100%" fo:text-align="center" style:justify-single-word="false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P2" style:family="paragraph" style:parent-style-name="normal">
      <style:paragraph-properties fo:margin-top="0in" fo:margin-bottom="0in" style:contextual-spacing="false" fo:line-height="100%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3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</style:style>
    <style:style style:name="P4" style:family="paragraph" style:parent-style-name="normal">
      <style:paragraph-properties fo:margin-top="0in" fo:margin-bottom="0in" style:contextual-spacing="false" fo:line-height="100%" fo:break-before="auto" fo:break-after="auto"/>
    </style:style>
    <style:style style:name="P5" style:family="paragraph" style:parent-style-name="normal">
      <style:paragraph-properties fo:margin-top="0in" fo:margin-bottom="0in" style:contextual-spacing="false" fo:line-height="100%"/>
    </style:style>
    <style:style style:name="P6" style:family="paragraph" style:parent-style-name="normal">
      <style:paragraph-properties fo:margin-top="0in" fo:margin-bottom="0in" style:contextual-spacing="false" fo:line-height="100%" fo:orphans="0" fo:widows="0"/>
    </style:style>
    <style:style style:name="P7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  <style:text-properties style:font-name="Linux Libertine G"/>
    </style:style>
    <style:style style:name="P8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  <style:text-properties style:font-name="Linux Libertine G" officeooo:paragraph-rsid="0030864e"/>
    </style:style>
    <style:style style:name="P9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/>
    </style:style>
    <style:style style:name="P10" style:family="paragraph" style:parent-style-name="normal">
      <style:paragraph-properties fo:margin-top="0in" fo:margin-bottom="0in" style:contextual-spacing="false" fo:line-height="100%"/>
      <style:text-properties style:font-name="Linux Libertine G"/>
    </style:style>
    <style:style style:name="P11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/>
    </style:style>
    <style:style style:name="P12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officeooo:paragraph-rsid="0006e700"/>
    </style:style>
    <style:style style:name="P13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officeooo:paragraph-rsid="001d0af5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nux Libertine G" fo:font-size="14pt" fo:font-weight="bold" style:font-name-asian="Arial" style:font-size-asian="14pt" style:font-weight-asian="bold" style:font-name-complex="Arial" style:font-size-complex="14pt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0.2in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nux Libertine G" fo:font-size="14pt" fo:font-weight="bold" style:font-name-asian="Arial" style:font-size-asian="14pt" style:font-weight-asian="bold" style:font-name-complex="Arial" style:font-size-complex="14pt"/>
    </style:style>
    <style:style style:name="P16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7" style:family="paragraph" style:parent-style-name="normal">
      <style:paragraph-properties fo:margin-top="0in" fo:margin-bottom="0in" style:contextual-spacing="false" fo:line-height="0.2in" fo:orphans="0" fo:widows="0"/>
      <style:text-properties style:font-name="Linux Libertine G" fo:font-size="12pt" fo:font-weight="bold" style:font-size-asian="12pt" style:font-weight-asian="bold" style:font-size-complex="12pt"/>
    </style:style>
    <style:style style:name="P18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fo:font-weight="bold" style:font-weight-asian="bold"/>
    </style:style>
    <style:style style:name="P19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fo:font-weight="bold" officeooo:paragraph-rsid="00033cc9" style:font-weight-asian="bold"/>
    </style:style>
    <style:style style:name="P20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 fo:font-weight="bold" style:font-weight-asian="bold"/>
    </style:style>
    <style:style style:name="P21" style:family="paragraph" style:parent-style-name="normal">
      <style:paragraph-properties fo:margin-top="0in" fo:margin-bottom="0in" style:contextual-spacing="false" fo:line-height="0.2in" fo:text-align="end" style:justify-single-word="false" fo:orphans="0" fo:widows="0"/>
      <style:text-properties style:font-name="Linux Libertine G"/>
    </style:style>
    <style:style style:name="P22" style:family="paragraph" style:parent-style-name="normal">
      <style:paragraph-properties fo:margin-top="0in" fo:margin-bottom="0in" style:contextual-spacing="false" fo:line-height="100%"/>
      <style:text-properties style:font-name="Linux Libertine G" officeooo:rsid="0010abf0" officeooo:paragraph-rsid="001d0af5"/>
    </style:style>
    <style:style style:name="P23" style:family="paragraph" style:parent-style-name="normal" style:list-style-name="WWNum1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/>
    </style:style>
    <style:style style:name="P24" style:family="paragraph" style:parent-style-name="normal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>
        <style:tab-stops>
          <style:tab-stop style:position="5.0626in" style:type="right"/>
        </style:tab-stops>
      </style:paragraph-properties>
      <style:text-properties style:font-name="Linux Libertine G" fo:font-size="14pt" fo:font-weight="bold" style:font-name-asian="Arial" style:font-size-asian="14pt" style:font-weight-asian="bold" style:font-name-complex="Arial" style:font-size-complex="14pt"/>
    </style:style>
    <style:style style:name="P25" style:family="paragraph" style:parent-style-name="normal" style:list-style-name="WWNum2">
      <style:paragraph-properties fo:margin-top="0in" fo:margin-bottom="0in" style:contextual-spacing="false" fo:line-height="100%" fo:break-before="auto" fo:break-after="auto"/>
      <style:text-properties style:font-name="Linux Libertine G"/>
    </style:style>
    <style:style style:name="P26" style:family="paragraph" style:parent-style-name="normal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/>
      <style:text-properties style:font-name="Linux Libertine G"/>
    </style:style>
    <style:style style:name="P27" style:family="paragraph" style:parent-style-name="normal" style:list-style-name="WWNum1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/>
      <style:text-properties style:font-name="Linux Libertine G"/>
    </style:style>
    <style:style style:name="P28" style:family="paragraph" style:parent-style-name="normal" style:list-style-name="WWNum1">
      <loext:graphic-properties draw:fill="none" draw:fill-color="#ffffff"/>
      <style:paragraph-properties fo:margin-left="0.25in" fo:margin-right="0in" fo:margin-top="0in" fo:margin-bottom="0in" style:contextual-spacing="false" fo:line-height="100%" fo:keep-together="auto" fo:orphans="0" fo:widows="0" fo:text-indent="-0.25in" style:auto-text-indent="false" fo:background-color="transparent" fo:padding="0in" fo:border="none" style:shadow="none" fo:keep-with-next="auto"/>
      <style:text-properties style:font-name="Linux Libertine G"/>
    </style:style>
    <style:style style:name="P29" style:family="paragraph" style:parent-style-name="normal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>
        <style:tab-stops>
          <style:tab-stop style:position="1.0752in"/>
        </style:tab-stops>
      </style:paragraph-properties>
      <style:text-properties style:font-name="Linux Libertine G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abf0" style:font-weight-asian="bold"/>
    </style:style>
    <style:style style:name="T4" style:family="text">
      <style:text-properties fo:color="#0563c1" loext:opacity="100%" style:font-name="Linux Libertine G" style:text-underline-style="solid" style:text-underline-width="auto" style:text-underline-color="font-color"/>
    </style:style>
    <style:style style:name="T5" style:family="text">
      <style:text-properties fo:color="#1155cc" loext:opacity="100%" style:font-name="Linux Libertine G" style:text-underline-style="solid" style:text-underline-width="auto" style:text-und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0652bc" fo:background-color="transparent" loext:char-shading-value="0" style:font-style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2eb98d" fo:background-color="transparent" loext:char-shading-value="0" style:font-style-asian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30d05e" fo:background-color="transparent" loext:char-shading-value="0" style:font-style-asian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nux Libertine G" fo:font-style="normal" style:text-underline-style="none" fo:background-color="transparent" loext:char-shading-value="0" style:font-style-asian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nux Libertine G" fo:font-style="normal" style:text-underline-style="none" officeooo:rsid="0006e700" fo:background-color="transparent" loext:char-shading-value="0" style:font-style-asian="normal"/>
    </style:style>
    <style:style style:name="T12" style:family="text">
      <style:text-properties fo:font-size="10.5pt" fo:font-style="italic" style:font-size-asian="10.5pt" style:font-style-asian="italic" style:font-size-complex="10.5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officeooo:rsid="0010abf0" style:font-size-asian="10.5pt" style:font-size-complex="10.5pt"/>
    </style:style>
    <style:style style:name="T15" style:family="text">
      <style:text-properties fo:font-size="10.5pt" officeooo:rsid="001d0af5" style:font-size-asian="10.5pt" style:font-size-complex="10.5pt"/>
    </style:style>
    <style:style style:name="T16" style:family="text">
      <style:text-properties fo:font-size="10.5pt" officeooo:rsid="003159a0" style:font-size-asian="10.5pt" style:font-size-complex="10.5pt"/>
    </style:style>
    <style:style style:name="T17" style:family="text">
      <style:text-properties style:font-name="Linux Libertine G"/>
    </style:style>
    <style:style style:name="T18" style:family="text">
      <style:text-properties style:font-name="Linux Libertine G" fo:font-weight="bold" style:font-weight-asian="bold"/>
    </style:style>
    <style:style style:name="T19" style:family="text">
      <style:text-properties style:font-name="Linux Libertine G" fo:font-size="10.5pt" fo:font-style="italic" style:font-size-asian="10.5pt" style:font-style-asian="italic" style:font-size-complex="10.5pt"/>
    </style:style>
    <style:style style:name="T20" style:family="text">
      <style:text-properties style:font-name="Linux Libertine G" fo:font-size="10.5pt" style:font-size-asian="10.5pt" style:font-size-complex="10.5pt"/>
    </style:style>
    <style:style style:name="T21" style:family="text">
      <style:text-properties style:font-name="Linux Libertine G" fo:font-size="10.5pt" officeooo:rsid="0018de83" style:font-size-asian="10.5pt" style:font-size-complex="10.5pt"/>
    </style:style>
    <style:style style:name="T22" style:family="text">
      <style:text-properties style:font-name="Linux Libertine G" officeooo:rsid="0006e700"/>
    </style:style>
    <style:style style:name="T23" style:family="text">
      <style:text-properties style:font-name="Linux Libertine G" officeooo:rsid="000802ad"/>
    </style:style>
    <style:style style:name="T24" style:family="text">
      <style:text-properties style:font-name="Linux Libertine G" officeooo:rsid="000cef81"/>
    </style:style>
    <style:style style:name="T25" style:family="text">
      <style:text-properties style:font-name="Linux Libertine G" officeooo:rsid="00134333"/>
    </style:style>
    <style:style style:name="T26" style:family="text">
      <style:text-properties style:font-name="Linux Libertine G" officeooo:rsid="0014723c"/>
    </style:style>
    <style:style style:name="T27" style:family="text">
      <style:text-properties style:font-name="Linux Libertine G" officeooo:rsid="00160f2d"/>
    </style:style>
    <style:style style:name="T28" style:family="text">
      <style:text-properties style:font-name="Linux Libertine G" officeooo:rsid="0017fc56"/>
    </style:style>
    <style:style style:name="T29" style:family="text">
      <style:text-properties style:font-name="Linux Libertine G" officeooo:rsid="001de586"/>
    </style:style>
    <style:style style:name="T30" style:family="text">
      <style:text-properties style:font-name="Linux Libertine G" officeooo:rsid="001e02fd"/>
    </style:style>
    <style:style style:name="T31" style:family="text">
      <style:text-properties style:font-name="Linux Libertine G" officeooo:rsid="0020e41a"/>
    </style:style>
    <style:style style:name="T32" style:family="text">
      <style:text-properties style:font-name="Linux Libertine G" officeooo:rsid="00225549"/>
    </style:style>
    <style:style style:name="T33" style:family="text">
      <style:text-properties style:font-name="Linux Libertine G" officeooo:rsid="00245160"/>
    </style:style>
    <style:style style:name="T34" style:family="text">
      <style:text-properties style:font-name="Linux Libertine G" officeooo:rsid="00261042"/>
    </style:style>
    <style:style style:name="T35" style:family="text">
      <style:text-properties style:font-name="Linux Libertine G" officeooo:rsid="00277bbc"/>
    </style:style>
    <style:style style:name="T36" style:family="text">
      <style:text-properties officeooo:rsid="000652bc"/>
    </style:style>
    <style:style style:name="T37" style:family="text">
      <style:text-properties officeooo:rsid="0006e700"/>
    </style:style>
    <style:style style:name="T38" style:family="text">
      <style:text-properties officeooo:rsid="000802ad"/>
    </style:style>
    <style:style style:name="T39" style:family="text">
      <style:text-properties officeooo:rsid="000b238c"/>
    </style:style>
    <style:style style:name="T40" style:family="text">
      <style:text-properties officeooo:rsid="000cef81"/>
    </style:style>
    <style:style style:name="T41" style:family="text">
      <style:text-properties officeooo:rsid="0010abf0"/>
    </style:style>
    <style:style style:name="T42" style:family="text">
      <style:text-properties officeooo:rsid="0014723c"/>
    </style:style>
    <style:style style:name="T43" style:family="text">
      <style:text-properties officeooo:rsid="00160f2d"/>
    </style:style>
    <style:style style:name="T44" style:family="text">
      <style:text-properties officeooo:rsid="00196bbc"/>
    </style:style>
    <style:style style:name="T45" style:family="text">
      <style:text-properties officeooo:rsid="00213507"/>
    </style:style>
    <style:style style:name="T46" style:family="text">
      <style:text-properties officeooo:rsid="00277bbc"/>
    </style:style>
    <style:style style:name="T47" style:family="text">
      <style:text-properties officeooo:rsid="0030864e"/>
    </style:style>
    <style:style style:name="T48" style:family="text">
      <style:text-properties officeooo:rsid="00315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Joseph Cantrel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/><text:span text:style-name="T1">+1-414-241-3152 </text:span></text:p>
          </table:table-cell>
          <table:table-cell table:style-name="Table1.A1" office:value-type="string">
            <text:p text:style-name="P15">|</text:p>
          </table:table-cell>
          <table:table-cell table:style-name="Table1.A1" office:value-type="string">
            <text:p text:style-name="P17">josephcantrell14@protonmail.com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josephcantrell.org/" text:style-name="Internet_20_link" text:visited-style-name="Visited_20_Internet_20_Link"><text:span text:style-name="T4">https://josephcantrell.org</text:span></text:a></text:p>
          </table:table-cell>
          <table:table-cell table:style-name="Table1.A1" office:value-type="string">
            <text:p text:style-name="P14">|</text:p>
          </table:table-cell>
          <table:table-cell table:style-name="Table1.A1" office:value-type="string">
            <text:p text:style-name="P6"><text:a xlink:type="simple" xlink:href="https://github.com/josephcantrell14" text:style-name="Internet_20_link" text:visited-style-name="Visited_20_Internet_20_Link"><text:span text:style-name="T5">https://github.com/josephcantrell14</text:span></text:a><text:span text:style-name="T17"> </text:span></text:p>
          </table:table-cell>
        </table:table-row>
      </table:table>
      <text:p text:style-name="P16">Work 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2">Software Engineer</text:span><text:tab/></text:p>
          </table:table-cell>
          <table:table-cell table:style-name="Table2.A1" office:value-type="string">
            <text:p text:style-name="P7">Atlanta, Georgia</text:p>
          </table:table-cell>
        </table:table-row>
        <table:table-row table:style-name="Table2.1">
          <table:table-cell table:style-name="Table2.A1" office:value-type="string">
            <text:p text:style-name="P11"><text:span text:style-name="T2">Verizon Connect</text:span><text:tab/></text:p>
          </table:table-cell>
          <table:table-cell table:style-name="Table2.A1" office:value-type="string">
            <text:p text:style-name="P7">Jan. 2019 – July 2020</text:p>
          </table:table-cell>
        </table:table-row>
      </table:table>
      <text:list xml:id="list3405605898" text:style-name="WWNum2">
        <text:list-item>
          <text:p text:style-name="P25">Delivered screens for the Hum Android Google Play application using Java, Kotlin, and MVVM structure. <text:s/>Transcribed InVision UI screen mockups to Android Studio XML and code. <text:s/>Wrote JUnit unit tests for REST networking. <text:s/>Collaborated using JIRA and Lean Kanban. <text:s/>Pushed and evaluated code using BitBucket (<text:span text:style-name="T45">G</text:span>it) and Jenkins. <text:s/>Remote experience.</text:p>
        </text:list-item>
        <text:list-item>
          <text:p text:style-name="P26">Coauthored<text:span text:style-name="T6"> two patent</text:span> applications with the innovation team and legal team and received compensation for them.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2">Software Engineer Intern</text:span><text:tab/></text:p>
          </table:table-cell>
          <table:table-cell table:style-name="Table3.A1" office:value-type="string">
            <text:p text:style-name="P7">Atlanta, Georgia</text:p>
          </table:table-cell>
        </table:table-row>
        <table:table-row table:style-name="Table3.1">
          <table:table-cell table:style-name="Table3.A1" office:value-type="string">
            <text:p text:style-name="P11"><text:span text:style-name="T2">Verizon Connect</text:span><text:tab/></text:p>
          </table:table-cell>
          <table:table-cell table:style-name="Table3.A1" office:value-type="string">
            <text:p text:style-name="P7">June 2018 – Aug. 2018</text:p>
          </table:table-cell>
        </table:table-row>
      </table:table>
      <text:list xml:id="list25007560199735" text:continue-numbering="true" text:style-name="WWNum2">
        <text:list-item>
          <text:p text:style-name="P25">Created a NodeJS OracleDB and Cassandra REST API with Swagger documentation embedded in another NodeJS website.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span text:style-name="T2">Database Engineer Intern</text:span><text:tab/></text:p>
          </table:table-cell>
          <table:table-cell table:style-name="Table4.A1" office:value-type="string">
            <text:p text:style-name="P7">Atlanta, Georgia</text:p>
          </table:table-cell>
        </table:table-row>
        <table:table-row table:style-name="Table4.1">
          <table:table-cell table:style-name="Table4.A1" office:value-type="string">
            <text:p text:style-name="P18">Secuur.Co</text:p>
          </table:table-cell>
          <table:table-cell table:style-name="Table4.A1" office:value-type="string">
            <text:p text:style-name="P7">Dec. 2017 – Feb. 2018</text:p>
          </table:table-cell>
        </table:table-row>
      </table:table>
      <text:list xml:id="list25007197359709" text:continue-numbering="true" text:style-name="WWNum2">
        <text:list-item>
          <text:p text:style-name="P29"><text:span text:style-name="T6">Rewrote a Java JDBC database using a </text:span>NodeJS<text:span text:style-name="T6"> </text:span>server and MongoDB database (REST)<text:span text:style-name="T6">. <text:s/>The front</text:span> <text:span text:style-name="T6">end </text:span>uses <text:span text:style-name="T6">Angular </text:span><text:span text:style-name="T9">and</text:span><text:span text:style-name="T6"> the Ionic framework, and </text:span><text:span text:style-name="T9">it </text:span><text:span text:style-name="T6">connects to the database through </text:span>the<text:span text:style-name="T6"> NodeJS server. <text:s/>User authentication </text:span>uses <text:span text:style-name="T6">bcrypt password hashing and salting. <text:s/>User sessions use ExpressJS</text:span> <text:span text:style-name="T6">and cookies. <text:s/>Deployed to a</text:span> new<text:span text:style-name="T36">ly created</text:span><text:span text:style-name="T6"> </text:span><text:span text:style-name="T7">AWS</text:span><text:span text:style-name="T6"> EC-2 instance.</text:span>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Information Technology Technical Assistant</text:p>
            <text:p text:style-name="P18">Georgia Tech College of Computing Help Desk</text:p>
          </table:table-cell>
          <table:table-cell table:style-name="Table5.A1" office:value-type="string">
            <text:p text:style-name="P7"><text:s text:c="6"/>Atlanta, Georgia</text:p>
            <text:p text:style-name="P7">Sep. 2014 – Aug. 2017, Aug. 2018 – Jan. 2019</text:p>
          </table:table-cell>
        </table:table-row>
        <table:table-row table:style-name="Table5.2">
          <table:table-cell table:style-name="Table5.A1" table:number-columns-spanned="2" office:value-type="string">
            <text:list xml:id="list2774370341" text:style-name="WWNum1">
              <text:list-item>
                <text:p text:style-name="P23"><text:span text:style-name="T10">Assisted </text:span><text:span text:style-name="T11">faculty, staff, students, and visitors</text:span><text:span text:style-name="T10"> in resolving </text:span><text:span text:style-name="T11">issue </text:span><text:span text:style-name="T10">t</text:span><text:span text:style-name="T11">ickets</text:span><text:span text:style-name="T10"> involving College servers, </text:span><text:span text:style-name="T17">hardware, </text:span><text:span text:style-name="T22">and </text:span><text:span text:style-name="T17">software.</text:span></text:p>
              </text:list-item>
              <text:list-item>
                <text:p text:style-name="P27">Taught myself PHP and r<text:span text:style-name="T6">ewrote the Teaching Assistant application website (PHP, JavaScript, MySQL)</text:span> : <text:s/>May 2017.</text:p>
              </text:list-item>
              <text:list-item>
                <text:p text:style-name="P27"><text:span text:style-name="T6">Created</text:span> a web<text:span text:style-name="T6"> interface for modifying the employee information MySQL database (PHP, JavaScript, MySQL) </text:span>: <text:span text:style-name="T6"><text:s/>July 2017.</text:span></text:p>
              </text:list-item>
              <text:list-item>
                <text:p text:style-name="P28"><text:span text:style-name="T8">Made</text:span><text:span text:style-name="T6"> a</text:span> <text:span text:style-name="T6">portal for accessing all College class websites. <text:s/></text:span><text:span text:style-name="T8">Uploaded with Drupal.</text:span><text:span text:style-name="T6"> (PHP, JavaScript, MySQL) </text:span>:<text:span text:style-name="T6"> </text:span><text:s/><text:span text:style-name="T6">July </text:span>- Aug. 2017<text:span text:style-name="T6">.</text:span></text:p>
              </text:list-item>
            </text:list>
          </table:table-cell>
          <table:covered-table-cell/>
        </table:table-row>
      </table:table>
      <text:p text:style-name="P16">Education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Georgia Institute of Technology</text:p>
            <text:p text:style-name="P12">Bachelor of Science: Computer Science</text:p>
            <text:p text:style-name="P12"><text:span text:style-name="T37"><text:s text:c="4"/></text:span><text:span text:style-name="T40">Degree c</text:span><text:span text:style-name="T37">oncentrations: Artificial Intelligence, Modeling and Simulation</text:span></text:p>
          </table:table-cell>
          <table:table-cell table:style-name="Table6.A1" office:value-type="string">
            <text:p text:style-name="P7">Atlanta, Georgia</text:p>
            <text:p text:style-name="P7">June 2014 – Dec. 2018</text:p>
          </table:table-cell>
        </table:table-row>
      </table:table>
      <text:p text:style-name="P16">Skills</text:p>
      <text:p text:style-name="P20">Programming Skills and Languages</text:p>
      <text:p text:style-name="P9">Python, <text:span text:style-name="T39">GDScript, </text:span>Java, Kotlin, C#, C, Assembly, MATLAB, PHP, JavaScript, HTML, CSS, XML, NodeJS, TypeScript, <text:span text:style-name="T38">n</text:span>ative Android, NativeScript, ReactJS, Angular, Ionic, REST, MySQL, Cassandra, OracleDB, MongoDB, Git, Linux, Apache, Drupal, AWS, MediaWiki, Adobe Animate, Godot, Unity, Blender, OpenCV, Arduino, mutex multithreading, MVVM/MVC, Agile</text:p>
      <text:p text:style-name="P20">Data Structures and Algorithms</text:p>
      <text:p text:style-name="P9">Programmed A* heuristic searches, neural network,<text:span text:style-name="T2"> </text:span>AVL tree, Prim’s MST, hash table, quicksort, state machines, malloc</text:p>
      <text:p text:style-name="P16">Projects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<text:span text:style-name="T2">Portfolio Website – </text:span><text:span text:style-name="T12">Tech</text:span><text:span text:style-name="T13">: PHP, JavaScript, HTML, CSS ; </text:span><text:span text:style-name="T12">Platform</text:span><text:span text:style-name="T13">: Browser (mobile browser optimized)</text:span></text:p>
          </table:table-cell>
          <table:table-cell table:style-name="Table7.A1" office:value-type="string">
            <text:p text:style-name="P7">June 2017 – Present</text:p>
          </table:table-cell>
        </table:table-row>
      </table:table>
      <text:p text:style-name="P4"><text:span text:style-name="T23">Created, m</text:span><text:span text:style-name="T17">aintain, and SSH to </text:span><text:a xlink:type="simple" xlink:href="https://josephcantrell.org/" text:style-name="Internet_20_link" text:visited-style-name="Visited_20_Internet_20_Link"><text:span text:style-name="T31">https://josephcantrell.org</text:span></text:a><text:span text:style-name="T31"> </text:span><text:span text:style-name="T17">and a MySQL database on my DigitalOcean Ubuntu Apache server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<text:a xlink:type="simple" xlink:href="https://josephcantrell.org/games/fma.php" text:style-name="Internet_20_link" text:visited-style-name="Visited_20_Internet_20_Link"><text:span text:style-name="T18">For My Aspect</text:span></text:a><text:span text:style-name="T18"> </text:span><text:span text:style-name="T17">– </text:span><text:span text:style-name="T19">Tech</text:span><text:span text:style-name="T20">: </text:span><text:a xlink:type="simple" xlink:href="https://docs.godotengine.org/en/stable/tutorials/scripting/gdscript/gdscript_basics.html" text:style-name="Internet_20_link" text:visited-style-name="Visited_20_Internet_20_Link"><text:span text:style-name="T21">GDScript</text:span></text:a><text:span text:style-name="T21"> </text:span><text:span text:style-name="T20">; </text:span><text:span text:style-name="T19">Platforms</text:span><text:span text:style-name="T20">: Windows, Linux</text:span></text:p>
          </table:table-cell>
          <table:table-cell table:style-name="Table8.A1" office:value-type="string">
            <text:p text:style-name="P7">June 2021 – August 2021</text:p>
          </table:table-cell>
        </table:table-row>
      </table:table>
      <text:p text:style-name="P4"><text:span text:style-name="T17">A </text:span><text:span text:style-name="T32">paid, </text:span><text:span text:style-name="T17">3D first person horror game </text:span><text:span text:style-name="T34">with</text:span><text:span text:style-name="T17"> open source game engine Godot and Python-like GDScript. <text:s/></text:span><text:span text:style-name="T32">An original</text:span><text:span text:style-name="T17"> 60 minute </text:span><text:span text:style-name="T26">short </text:span><text:span text:style-name="T17">story </text:span><text:span text:style-name="T25">and </text:span><text:span text:style-name="T26">piano </text:span><text:span text:style-name="T25">soundtrack with </text:span><text:span text:style-name="T29">bigger </text:span><text:span text:style-name="T25">sequel plans</text:span><text:span text:style-name="T17">. <text:s/></text:span><text:span text:style-name="T30">Enemy AI </text:span><text:span text:style-name="T34">pathfinds </text:span><text:span text:style-name="T33">with</text:span><text:span text:style-name="T30"> a </text:span><text:span text:style-name="T32">modified</text:span><text:span text:style-name="T30"> A* algorithm.</text:span><text:span text:style-name="T17"> <text:s/></text:span><text:a xlink:type="simple" xlink:href="https://github.com/josephcantrell14/Godot-GDScript-Objects" text:style-name="Internet_20_link" text:visited-style-name="Visited_20_Internet_20_Link"><text:span text:style-name="T17">Code snippets</text:span></text:a><text:span text:style-name="T25">.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"><text:a xlink:type="simple" xlink:href="https://josephcantrell.org/games/endless-custom-shooter.php" text:style-name="Internet_20_link" text:visited-style-name="Visited_20_Internet_20_Link"><text:span text:style-name="T2">Endless Custom Shooter</text:span></text:a><text:span text:style-name="T2"> </text:span>–<text:span text:style-name="T13"> </text:span><text:span text:style-name="T12">Tech</text:span><text:span text:style-name="T13">: GDScript, MySQL ; </text:span><text:span text:style-name="T12">Platforms</text:span><text:span text:style-name="T13">: Android, Windows, Linux, HTML5</text:span></text:p>
          </table:table-cell>
          <table:table-cell table:style-name="Table9.A1" office:value-type="string">
            <text:p text:style-name="P7">June 2021</text:p>
          </table:table-cell>
        </table:table-row>
      </table:table>
      <text:p text:style-name="P4"><text:span text:style-name="T17">A free 2D shooter game where users import enemy textures. <text:s/>Reuses </text:span><text:span text:style-name="T24">my old GDScript and UI classes</text:span><text:span text:style-name="T17">. <text:s/>HTTPS POST requests my website’s REST PHP intermediary API to query its leaderboards MySQL database. <text:s/>Published on </text:span><text:a xlink:type="simple" xlink:href="https://play.google.com/store/apps/details?id=com.joseph.EndlessCustomShooter" text:style-name="Internet_20_link" text:visited-style-name="Visited_20_Internet_20_Link"><text:span text:style-name="T5">Google Play</text:span></text:a><text:span text:style-name="T17">.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<text:a xlink:type="simple" xlink:href="https://josephcantrell14.itch.io/speed-timer" text:style-name="Internet_20_link" text:visited-style-name="Visited_20_Internet_20_Link"><text:span text:style-name="T3">Speed Timer</text:span></text:a><text:a xlink:type="simple" xlink:href="https://josephcantrell14.itch.io/speed-timer" text:style-name="Internet_20_link" text:visited-style-name="Visited_20_Internet_20_Link"><text:span text:style-name="T2"> </text:span></text:a>–<text:span text:style-name="T13"> </text:span><text:span text:style-name="T12">Tech</text:span><text:span text:style-name="T13">: </text:span><text:span text:style-name="T15">GDScript </text:span><text:span text:style-name="T13">; </text:span><text:span text:style-name="T12">Platforms</text:span><text:span text:style-name="T13">: Windows, </text:span><text:span text:style-name="T16">Android, </text:span><text:span text:style-name="T13">Linux</text:span><text:span text:style-name="T14">, </text:span><text:span text:style-name="T13">HTML5</text:span></text:p>
          </table:table-cell>
          <table:table-cell table:style-name="Table13.A1" office:value-type="string">
            <text:p text:style-name="P8"><text:span text:style-name="T41">November</text:span> 2021 – <text:span text:style-name="T47">Present</text:span></text:p>
          </table:table-cell>
        </table:table-row>
      </table:table>
      <text:p text:style-name="P22"><text:span text:style-name="T17">A free and </text:span><text:a xlink:type="simple" xlink:href="https://github.com/josephcantrell14/SpeedTimer" text:style-name="Internet_20_link" text:visited-style-name="Visited_20_Internet_20_Link"><text:span text:style-name="T17">open source</text:span></text:a><text:span text:style-name="T17"> timer and stopwatch application </text:span><text:span text:style-name="T48">made</text:span><text:span text:style-name="T17"> using the Godot game engine. <text:s/></text:span><text:span text:style-name="T48">Supports custom color themes and alarm sounds.</text:span><text:span text:style-name="T17"> <text:s/></text:span><text:span text:style-name="T44">C</text:span><text:span text:style-name="T17">reated to be lightweight, user friendly, customizable, </text:span><text:span text:style-name="T42">Git forked by users,</text:span><text:span text:style-name="T17"> and easily updated in the future. 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"><text:span text:style-name="T2">Game Design (Georgia Tech) </text:span>– <text:span text:style-name="T12">Tech</text:span><text:span text:style-name="T13">: C, Java ; </text:span><text:span text:style-name="T12">Platforms</text:span><text:span text:style-name="T13">: Gameboy Advance, Java</text:span></text:p>
          </table:table-cell>
          <table:table-cell table:style-name="Table10.A1" office:value-type="string">
            <text:p text:style-name="P7">Jan. 2015 – <text:s/>Apr. 2016 </text:p>
          </table:table-cell>
        </table:table-row>
      </table:table>
      <text:p text:style-name="P10"><text:span text:style-name="T46">Made</text:span><text:span text:style-name="T43"> </text:span><text:a xlink:type="simple" xlink:href="https://github.com/josephcantrell14/Super-Platformer-GBA" text:style-name="Internet_20_link" text:visited-style-name="Visited_20_Internet_20_Link"><text:span text:style-name="T43">Super Platformer</text:span></text:a><text:span text:style-name="T43"> and </text:span><text:a xlink:type="simple" xlink:href="https://github.com/josephcantrell14/Aliens-GBA" text:style-name="Internet_20_link" text:visited-style-name="Visited_20_Internet_20_Link"><text:span text:style-name="T43">Aliens</text:span></text:a> Gameboy <text:span text:style-name="T46">Advance</text:span> games in C. <text:span text:style-name="T46">W</text:span>ith a<text:span text:style-name="T43">n</text:span> Agile team, recreated Atari game <text:a xlink:type="simple" xlink:href="https://github.com/josephcantrell14/MULE-Atari-in-JavaFX" text:style-name="Internet_20_link" text:visited-style-name="Visited_20_Internet_20_Link">MULE</text:a> in JavaFX. 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"><text:a xlink:type="simple" xlink:href="https://josephcantrell.org/projects/lit.php#cspapers" text:style-name="Internet_20_link" text:visited-style-name="Visited_20_Internet_20_Link"><text:span text:style-name="T2">Machine Learning</text:span></text:a><text:span text:style-name="T2"> (Georgia Tech) </text:span>– <text:span text:style-name="T12">Tech</text:span><text:span text:style-name="T13">: Weka, ABAGAIL (Java), BURLAP (Java)</text:span></text:p>
          </table:table-cell>
          <table:table-cell table:style-name="Table11.A1" office:value-type="string">
            <text:p text:style-name="P7">Jan. 2017 – Apr. 2017</text:p>
          </table:table-cell>
        </table:table-row>
      </table:table>
      <text:p text:style-name="P9">Analyzed the performance of algorithms like decision trees and neural networks in classifying and filtering different data sets.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"><text:a xlink:type="simple" xlink:href="https://github.com/ra4king/JuniorDesign-ActiveLearning" text:style-name="Internet_20_link" text:visited-style-name="Visited_20_Internet_20_Link"><text:span text:style-name="T2">Active Learning</text:span></text:a><text:span text:style-name="T2"> (Georgia Tech) </text:span>– <text:span text:style-name="T12">Tech</text:span><text:span text:style-name="T13">: NodeJS, ReactJS, HTML, CSS, MongoDB ; </text:span><text:span text:style-name="T12">Platform</text:span><text:span text:style-name="T13">: Browser</text:span></text:p>
          </table:table-cell>
          <table:table-cell table:style-name="Table12.A1" office:value-type="string">
            <text:p text:style-name="P7">Sep. 2016 – Apr. 2017</text:p>
          </table:table-cell>
        </table:table-row>
      </table:table>
      <text:p text:style-name="P5"><text:span text:style-name="T17">My Agile team of five students collaborated with </text:span><text:span text:style-name="T27">G</text:span><text:span text:style-name="T17">it to create an instructional web app for student quizzes. <text:s/>ReactJS serves dynamic </text:span><text:span text:style-name="T28">UI </text:span><text:span text:style-name="T17">web content, </text:span><text:span text:style-name="T28">NodeJS handles REST HTTP requests,</text:span><text:span text:style-name="T17"> and MongoDB stores data. <text:s/></text:span><text:span text:style-name="T35">My role focused on ReactJ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0in" style:contextual-spacing="false" fo:line-height="100%" fo:text-align="center" style:justify-single-word="false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MP2" style:family="paragraph" style:parent-style-name="normal">
      <style:paragraph-properties fo:margin-top="0in" fo:margin-bottom="0in" style:contextual-spacing="false" fo:line-height="100%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2992in" fo:margin-bottom="0.5in" fo:margin-left="0.2992in" fo:margin-right="0.2992in" fo:background-color="#ffffff" style:writing-mode="lr-tb" style:layout-grid-color="#c0c0c0" style:layout-grid-lines="264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tab/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2T02:32:00</meta:creation-date>
    <meta:initial-creator>Joseph</meta:initial-creator>
    <dc:date>2022-02-28T02:50:06.163000000</dc:date>
    <meta:editing-duration>PT1H34M10S</meta:editing-duration>
    <meta:editing-cycles>30</meta:editing-cycles>
    <meta:generator>LibreOffice/7.2.1.2$Windows_X86_64 LibreOffice_project/87b77fad49947c1441b67c559c339af8f3517e22</meta:generator>
    <meta:document-statistic meta:table-count="13" meta:image-count="0" meta:object-count="0" meta:page-count="1" meta:paragraph-count="66" meta:word-count="676" meta:character-count="4654" meta:non-whitespace-character-count="3986"/>
  </office:meta>
</office:document-meta>
</file>